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0a1e65" officeooo:paragraph-rsid="000a1e65"/>
    </style:style>
    <style:style style:name="P2" style:family="paragraph" style:parent-style-name="Standard">
      <style:paragraph-properties fo:line-height="200%" fo:text-align="start" style:justify-single-word="false"/>
      <style:text-properties officeooo:rsid="000a1e65" officeooo:paragraph-rsid="000a1e6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Abstract</text:p>
      <text:p text:style-name="P1"/>
      <text:p text:style-name="P2"><text:tab/>Neural networks are a new and exciting branch of machine learning, but they are not limited to just artificial intelligence. Recently, they have been used to compress and even add watermarks to digital images. Typically, neural networks will use integers or real numbers for their computations, but researchers have also experimented with using complex numbers, or even quaternion values for the networks. Our research investigates the use of quaternion-valued neural networks implemented in Java for the purposes of digital image compression and watermarking. The benefits of using quaternions include faster network training time, better color compression/recovery, and less processing power/memory required for the compu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09:04:52.383369900</meta:creation-date>
    <dc:date>2018-03-05T09:13:36.610278621</dc:date>
    <meta:editing-duration>PT8M44S</meta:editing-duration>
    <meta:editing-cycles>1</meta:editing-cycles>
    <meta:document-statistic meta:table-count="0" meta:image-count="0" meta:object-count="0" meta:page-count="1" meta:paragraph-count="2" meta:word-count="106" meta:character-count="748" meta:non-whitespace-character-count="643"/>
    <meta:generator>LibreOffice/5.1.6.2$Linux_X86_64 LibreOffice_project/10m0$Build-2</meta:generator>
  </office:meta>
</office:document-meta>
</file>